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Heading2"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P6" style:parent-style-name="Heading3"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ableColumn11" style:family="table-column">
      <style:table-column-properties style:column-width="3.1305in"/>
    </style:style>
    <style:style style:name="TableColumn12" style:family="table-column">
      <style:table-column-properties style:column-width="3.1305in"/>
    </style:style>
    <style:style style:name="Table10" style:family="table">
      <style:table-properties style:width="6.2611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language="en" fo:country="U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language="en" fo:country="US"/>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language="en" fo:country="U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language="en" fo:country="US"/>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fo:language="en" fo:country="U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language="en" fo:country="US"/>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language="en" fo:country="U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language="en" fo:country="US"/>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en" fo:country="US"/>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fo:language="en" fo:country="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language="en" fo:country="US"/>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language="en" fo:country="U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language="en" fo:country="US"/>
    </style:style>
    <style:style style:name="P48" style:parent-style-name="Normal" style:family="paragraph">
      <style:text-properties fo:language="en" fo:country="US"/>
    </style:style>
    <style:style style:name="P49" style:parent-style-name="Heading3"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ZA"/>
    </style:style>
    <style:style style:name="P56" style:parent-style-name="Heading1" style:family="paragraph">
      <style:text-properties fo:language="en" fo:country="US"/>
    </style:style>
    <style:style style:name="P57" style:parent-style-name="Heading3" style:family="paragraph">
      <style:text-properties fo:language="en" fo:country="US"/>
    </style:style>
    <style:style style:name="P58" style:parent-style-name="Normal" style:family="paragraph">
      <style:text-properties fo:language="en" fo:country="US"/>
    </style:style>
    <style:style style:name="P59" style:parent-style-name="Heading3" style:family="paragraph">
      <style:text-properties fo:language="en" fo:country="US"/>
    </style:style>
    <style:style style:name="P60" style:parent-style-name="Normal" style:family="paragraph">
      <style:text-properties fo:language="en" fo:country="US"/>
    </style:style>
    <style:style style:name="P61" style:parent-style-name="Heading3" style:family="paragraph">
      <style:text-properties fo:language="en" fo:country="US"/>
    </style:style>
    <style:style style:name="T62" style:parent-style-name="DefaultParagraphFont" style:family="text">
      <style:text-properties fo:language="en" fo:country="US"/>
    </style:style>
    <style:style style:name="T63" style:parent-style-name="Emphasis" style:family="text">
      <style:text-properties style:font-name-complex="Calibri" fo:font-style="normal" style:font-style-asian="normal" style:font-style-complex="normal" fo:color="#212529" fo:letter-spacing="0.002in" fo:background-color="#FFFFFF"/>
    </style:style>
    <style:style style:name="P64" style:parent-style-name="Heading3"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Web" style:family="paragraph">
      <style:paragraph-properties fo:margin-top="0in" fo:margin-bottom="0in" style:line-height-at-least="0.25in"/>
    </style:style>
    <style:style style:name="T69" style:parent-style-name="DefaultParagraphFont" style:family="text">
      <style:text-properties style:font-name="Calibri" style:font-name-complex="Calibri" fo:color="#000000" fo:font-size="13.5pt" style:font-size-asian="13.5pt" style:font-size-complex="13.5pt"/>
    </style:style>
    <style:style style:name="T70"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71" style:parent-style-name="DefaultParagraphFont" style:family="text">
      <style:text-properties style:font-name="Calibri" style:font-name-complex="Calibri" fo:color="#000000" fo:font-size="13.5pt" style:font-size-asian="13.5pt" style:font-size-complex="13.5pt"/>
    </style:style>
    <style:style style:name="T72" style:parent-style-name="Hyperlink" style:family="text">
      <style:text-properties style:font-name="Calibri" style:font-name-complex="Calibri" fo:font-size="13.5pt" style:font-size-asian="13.5pt" style:font-size-complex="13.5pt"/>
    </style:style>
    <style:style style:name="T73" style:parent-style-name="DefaultParagraphFont" style:family="text">
      <style:text-properties style:font-name="Calibri" style:font-name-complex="Calibri" fo:color="#000000" fo:font-size="13.5pt" style:font-size-asian="13.5pt" style:font-size-complex="13.5pt"/>
    </style:style>
    <style:style style:name="P74" style:parent-style-name="NormalWeb" style:family="paragraph">
      <style:paragraph-properties fo:margin-top="0in" fo:margin-bottom="0in" style:line-height-at-least="0.25in"/>
    </style:style>
    <style:style style:name="T75" style:parent-style-name="DefaultParagraphFont" style:family="text">
      <style:text-properties style:font-name="Calibri" style:font-name-complex="Calibri" fo:color="#000000" fo:font-size="13.5pt" style:font-size-asian="13.5pt" style:font-size-complex="13.5pt"/>
    </style:style>
    <style:style style:name="T76"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77" style:parent-style-name="DefaultParagraphFont" style:family="text">
      <style:text-properties style:font-name="Calibri" style:font-name-complex="Calibri" fo:color="#000000" fo:font-size="13.5pt" style:font-size-asian="13.5pt" style:font-size-complex="13.5pt"/>
    </style:style>
    <style:style style:name="T78" style:parent-style-name="Hyperlink" style:family="text">
      <style:text-properties style:font-name="Calibri" style:font-name-complex="Calibri" fo:font-size="13.5pt" style:font-size-asian="13.5pt" style:font-size-complex="13.5pt"/>
    </style:style>
    <style:style style:name="T79" style:parent-style-name="DefaultParagraphFont" style:family="text">
      <style:text-properties style:font-name="Calibri" style:font-name-complex="Calibri" fo:color="#000000" fo:font-size="13.5pt" style:font-size-asian="13.5pt" style:font-size-complex="13.5pt"/>
    </style:style>
    <style:style style:name="P80" style:parent-style-name="NormalWeb" style:family="paragraph">
      <style:paragraph-properties fo:margin-top="0in" fo:margin-bottom="0in" style:line-height-at-least="0.25in"/>
    </style:style>
    <style:style style:name="T81" style:parent-style-name="DefaultParagraphFont" style:family="text">
      <style:text-properties style:font-name="Calibri" style:font-name-complex="Calibri" fo:color="#000000" fo:font-size="13.5pt" style:font-size-asian="13.5pt" style:font-size-complex="13.5pt"/>
    </style:style>
    <style:style style:name="T82"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83" style:parent-style-name="DefaultParagraphFont" style:family="text">
      <style:text-properties style:font-name="Calibri" style:font-name-complex="Calibri" fo:color="#000000" fo:font-size="13.5pt" style:font-size-asian="13.5pt" style:font-size-complex="13.5pt"/>
    </style:style>
    <style:style style:name="T84" style:parent-style-name="Hyperlink" style:family="text">
      <style:text-properties style:font-name="Calibri" style:font-name-complex="Calibri" fo:font-size="13.5pt" style:font-size-asian="13.5pt" style:font-size-complex="13.5pt"/>
    </style:style>
    <style:style style:name="T85" style:parent-style-name="DefaultParagraphFont" style:family="text">
      <style:text-properties style:font-name="Calibri" style:font-name-complex="Calibri" fo:color="#000000" fo:font-size="13.5pt" style:font-size-asian="13.5pt" style:font-size-complex="13.5pt"/>
    </style:style>
    <style:style style:name="P86" style:parent-style-name="NormalWeb" style:family="paragraph">
      <style:paragraph-properties fo:margin-top="0in" fo:margin-bottom="0in" style:line-height-at-least="0.25in"/>
    </style:style>
    <style:style style:name="T87" style:parent-style-name="DefaultParagraphFont" style:family="text">
      <style:text-properties style:font-name="Calibri" style:font-name-complex="Calibri" fo:color="#000000" fo:font-size="13.5pt" style:font-size-asian="13.5pt" style:font-size-complex="13.5pt"/>
    </style:style>
    <style:style style:name="T88"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89" style:parent-style-name="DefaultParagraphFont" style:family="text">
      <style:text-properties style:font-name="Calibri" style:font-name-complex="Calibri" fo:color="#000000" fo:font-size="13.5pt" style:font-size-asian="13.5pt" style:font-size-complex="13.5pt"/>
    </style:style>
    <style:style style:name="P90" style:parent-style-name="NormalWeb" style:family="paragraph">
      <style:paragraph-properties fo:margin-top="0in" fo:margin-bottom="0in" style:line-height-at-least="0.25in"/>
      <style:text-properties style:font-name="Calibri" style:font-name-complex="Calibri" fo:color="#000000" fo:font-size="13.5pt" style:font-size-asian="13.5pt" style:font-size-complex="13.5pt" fo:language="en" fo:country="US"/>
    </style:style>
    <style:style style:name="P91" style:parent-style-name="NormalWeb" style:family="paragraph">
      <style:text-properties style:font-name="Calibri" style:font-name-complex="Calibri" fo:color="#000000" fo:font-size="13.5pt" style:font-size-asian="13.5pt" style:font-size-complex="13.5pt"/>
    </style:style>
    <style:style style:name="P92" style:parent-style-name="NormalWeb" style:family="paragraph">
      <style:paragraph-properties fo:margin-top="0in" fo:margin-bottom="0in" style:line-height-at-least="0.25in"/>
      <style:text-properties style:font-name="Calibri" style:font-name-complex="Calibri" fo:color="#000000" fo:font-size="13.5pt" style:font-size-asian="13.5pt" style:font-size-complex="13.5pt"/>
    </style:style>
    <style:style style:name="P93" style:parent-style-name="NormalWeb" style:family="paragraph">
      <style:text-properties style:font-name="Calibri" style:font-name-complex="Calibri" fo:color="#000000" fo:font-size="13.5pt" style:font-size-asian="13.5pt" style:font-size-complex="13.5pt"/>
    </style:style>
    <style:style style:name="P94" style:parent-style-name="NormalWeb" style:family="paragraph">
      <style:paragraph-properties fo:margin-top="0in" fo:margin-bottom="0in" style:line-height-at-least="0.25in"/>
      <style:text-properties style:font-name="Calibri" style:font-name-complex="Calibri" fo:color="#000000" fo:font-size="13.5pt" style:font-size-asian="13.5pt" style:font-size-complex="13.5pt"/>
    </style:style>
    <style:style style:name="P95" style:parent-style-name="NormalWeb" style:family="paragraph">
      <style:text-properties style:font-name="Calibri" style:font-name-complex="Calibri" fo:color="#000000" fo:font-size="13.5pt" style:font-size-asian="13.5pt" style:font-size-complex="13.5pt"/>
    </style:style>
    <style:style style:name="P96" style:parent-style-name="NormalWeb" style:family="paragraph">
      <style:paragraph-properties fo:margin-top="0in" fo:margin-bottom="0in" style:line-height-at-least="0.25in"/>
      <style:text-properties style:font-name="Calibri" style:font-name-complex="Calibri" fo:color="#000000" fo:font-size="13.5pt" style:font-size-asian="13.5pt" style:font-size-complex="13.5pt"/>
    </style:style>
    <style:style style:name="P97" style:parent-style-name="NormalWeb" style:family="paragraph">
      <style:text-properties style:font-name="Calibri" style:font-name-complex="Calibri" fo:color="#000000" fo:font-size="13.5pt" style:font-size-asian="13.5pt" style:font-size-complex="13.5pt"/>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office:automatic-styles>
  <office:body>
    <office:text text:use-soft-page-breaks="true">
      <text:h text:style-name="P1" text:outline-level="1">The General Overview of Wine and its brief history</text:h>
      <text:p text:style-name="P2">Wine has often been referred to as the gods’ beverage, although it may be debated, this has undoubtedly been the drink throughout history. It is one of the earliest beverages that humans have consumed and even historians are not certain that this is how the fermentation began.<text:s/></text:p>
      <text:h text:style-name="P3" text:outline-level="2">What is Wine?</text:h>
      <text:p text:style-name="P4">Wine is made from fermented grape juice, however it is an alcoholic beverage that has been drunk and made in different parts of the world. The history of wine dates back to over 5000 years ago. Its discovery is said to have been uncovered when grapes had been left for too long in amphorae or earthenware jugs. They would soon become tainted with wild yeast, eventually leading to their fermentation, brave individuals would then proceed to drink the tainted grapes leading to the creation of wine.</text:p>
      <text:h text:style-name="P5" text:outline-level="1">The prices of wine, their quality, and their points</text:h>
      <text:h text:style-name="P6" text:outline-level="3">What is the 100-point scale?</text:h>
      <text:p text:style-name="P7">The 100-point scale was popularized by Wine Spectator magazine and by Robert Parker in his Wine Advocate newsletter. Getting a rating from this scale, has been said to either make or break a wine brand, due to the prestige that the scale holds. Most wines that are evaluated using this scale normally fall into he 85-100 points. The scale is based on the American high-school marking system, so the scale will start at 50 and not 0, leading to additional criticism. There are other point scales such as the 5-point scale, the 20-point scale however the 100-point scale is the most popular.</text:p>
      <text:p text:style-name="P8">The relationship between wine costs and quality is covered in the article "Reality of Wine Prices: What You Get for What You Spend". It examines the fallacy that more expensive wines usually have better quality and flavor than less expensive selections. To encapsulate the findings, the author offers three major points:</text:p>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Score</text:p>
          </table:table-cell>
          <table:table-cell table:style-name="TableCell16">
            <text:p text:style-name="P17">Explanation</text:p>
          </table:table-cell>
        </table:table-row>
        <table:table-row table:style-name="TableRow18">
          <table:table-cell table:style-name="TableCell19">
            <text:p text:style-name="P20">95-100</text:p>
          </table:table-cell>
          <table:table-cell table:style-name="TableCell21">
            <text:p text:style-name="P22">Classic: a great wine</text:p>
          </table:table-cell>
        </table:table-row>
        <table:table-row table:style-name="TableRow23">
          <table:table-cell table:style-name="TableCell24">
            <text:p text:style-name="P25">90-94</text:p>
          </table:table-cell>
          <table:table-cell table:style-name="TableCell26">
            <text:p text:style-name="P27">Outstanding: a wine of superior character and style</text:p>
          </table:table-cell>
        </table:table-row>
        <table:table-row table:style-name="TableRow28">
          <table:table-cell table:style-name="TableCell29">
            <text:p text:style-name="P30">85-89</text:p>
          </table:table-cell>
          <table:table-cell table:style-name="TableCell31">
            <text:p text:style-name="P32">Very good: a wine with special qualities</text:p>
          </table:table-cell>
        </table:table-row>
        <table:table-row table:style-name="TableRow33">
          <table:table-cell table:style-name="TableCell34">
            <text:p text:style-name="P35">80-84</text:p>
          </table:table-cell>
          <table:table-cell table:style-name="TableCell36">
            <text:p text:style-name="P37">Good: a solid, well-made wine</text:p>
          </table:table-cell>
        </table:table-row>
        <table:table-row table:style-name="TableRow38">
          <table:table-cell table:style-name="TableCell39">
            <text:p text:style-name="P40">75-79</text:p>
          </table:table-cell>
          <table:table-cell table:style-name="TableCell41">
            <text:p text:style-name="P42">Mediocre: a drinkable wine that may have minor flaws</text:p>
          </table:table-cell>
        </table:table-row>
        <table:table-row table:style-name="TableRow43">
          <table:table-cell table:style-name="TableCell44">
            <text:p text:style-name="P45">50-74</text:p>
          </table:table-cell>
          <table:table-cell table:style-name="TableCell46">
            <text:p text:style-name="P47">Not recommended</text:p>
          </table:table-cell>
        </table:table-row>
      </table:table>
      <text:p text:style-name="P48"/>
      <text:h text:style-name="P49" text:outline-level="3">The Problem with prices and quality of wine</text:h>
      <text:p text:style-name="P50">1. Disconnection between Price and Quality: The essay emphasizes that there is frequently a gap between wine prices and real quality. Unlike wines that are moderately priced or even inexpensive, expensive wines are not always guaranteed to be of superior quality. Experts have undertaken blind tasting trials that have revealed that people frequently find it difficult to tell the difference between expensive and less expensive wines, proving that cost is not necessarily a reliable indicator of quality.</text:p>
      <text:p text:style-name="P51">2. Wine Price Influencing variables: The article explores the wine price influencing variables. While variables unrelated to quality, such as branding, marketing, and prestige, can greatly increase the<text:s/><text:soft-page-break/>price of a wine, there are also real reasons for some wines to have higher costs, such as limited production, rarity, or aging. As a result, buyers can find up paying more than they would have otherwise for the wine's actual value.</text:p>
      <text:p text:style-name="P52">3. Value and Personal Preference: The text underlines how subjective and individualistic value is. It advises that instead of focusing entirely on cost or what other people think is a good wine, customers should concentrate on discovering wines that they enjoy and satisfy their unique preferences. Investigating various geographic areas, grape types, and asking for advice from reliable sources can assist people in finding wines that offer exceptional value and suit their preferences.</text:p>
      <text:p text:style-name="P53"/>
      <text:p text:style-name="P54">The article questions the generalization that more expensive wines are always of higher quality. It encourages customers to choose wines based on their own preferences and enjoyment rather than just price.</text:p>
      <text:p text:style-name="P55"/>
      <text:h text:style-name="P56" text:outline-level="1">USEFUL INFORMATION FOR A WINE TOURIST</text:h>
      <text:h text:style-name="P57" text:outline-level="3">What is wine tourism?</text:h>
      <text:p text:style-name="P58">Also known as enotourism and vinitourism, it is a branch of food tourism which is primarily focused on wine and its consumption. It is all about getting to know about different types of wine around the world, learning about it as you are traveling. There are a multitude of activities that a wine tourist would partake in, one of them being vineyard and winery tours, which are meant to show tourists the how wine is produced and to taste the wine.<text:s/></text:p>
      <text:h text:style-name="P59" text:outline-level="3">The size of the wine tourism industry.</text:h>
      <text:p text:style-name="P60">The industry of wine tourism is quite large and has become a big deal around the world, with millions of people becoming more and more interested in wine, its production, and its taste. It is estimated that that the wine tourism market generated 8.7 million U.S. dollars in 2020, despite there being a global pandemic, which affected the market greatly. Other statistics show that the market is likely to reach massive numbers by 2030, with forecasts stating that the market’s size is expected to reach 29.6 billion euros.</text:p>
      <text:h text:style-name="P61" text:outline-level="3">The history of wine tourism</text:h>
      <text:p text:style-name="Normal"><text:span text:style-name="T62">The industry has not been around for very long as it is a relatively new industry, however the wine making has been around for centuries. The formation of the industry is due to the interest and curiosity of the people wanting to learn how one of their favourite drinks are made. Wine tourism dates back to the early 20th century, when wine routes were developed throughout Germany. One of the more famous routes, which put wine on the map in Germany is called the<text:s/></text:span><text:span text:style-name="T63">Weinstraße. It is the oldest and runs through the Palatnate wine region.</text:span></text:p>
      <text:h text:style-name="P64" text:outline-level="3">The Benefits of wine tourism</text:h>
      <text:p text:style-name="P65">Wine tourism has brought a massive positive impact on the wine industry, becoming a source of alternative income, helping winemakers and wineries to become more profitable. It has also become a place to allow people who share their passion with people who will appreciate it. It has become a place for people to experience new and different wines and provided a platform for people to visit different wineries from their regulars. It has also provide the opportunity for people to learn more about wine, winemaking and wineries.</text:p>
      <text:p text:style-name="P66"/>
      <text:soft-page-break/>
      <text:p text:style-name="P67">REFERENCES:<text:s/></text:p>
      <text:p text:style-name="P68"><text:span text:style-name="T69">Wine Folly. (2016). </text:span><text:span text:style-name="T70">Reality of Wine Prices (What You Get For What You Spend)</text:span><text:span text:style-name="T71">. [online] Available at:<text:s/></text:span><text:a xlink:href="https://winefolly.com/lifestyle/reality-of-wine-prices-what-you-get-for-what-you-spend/" office:target-frame-name="_top" xlink:show="replace"><text:span text:style-name="T72">https://winefolly.com/lifestyle/reality-of-wine-prices-what-you-get-for-what-you-spend/</text:span></text:a><text:span text:style-name="T73">.</text:span></text:p>
      <text:p text:style-name="P74"><text:span text:style-name="T75">Wine-Searcher. (n.d.). </text:span><text:span text:style-name="T76">What are Wine Scores?</text:span><text:span text:style-name="T77"> [online] Available at:<text:s/></text:span><text:a xlink:href="https://www.wine-searcher.com/wine-scores" office:target-frame-name="_top" xlink:show="replace"><text:span text:style-name="T78">https://www.wine-searcher.com/wine-scores</text:span></text:a><text:span text:style-name="T79">.</text:span></text:p>
      <text:p text:style-name="P80"><text:span text:style-name="T81">Foodandroad (2021). </text:span><text:span text:style-name="T82">What Is Wine Tourism: How To Travel To The World Of Wine</text:span><text:span text:style-name="T83">. [online] Food’n Road. Available at:<text:s/></text:span><text:a xlink:href="https://foodandroad.com/what-is-wine-tourism/" office:target-frame-name="_top" xlink:show="replace"><text:span text:style-name="T84">https://foodandroad.com/what-is-wine-tourism/</text:span></text:a><text:span text:style-name="T85">.</text:span></text:p>
      <text:p text:style-name="P86"><text:span text:style-name="T87">www.streetdirectory.com. (n.d.). </text:span><text:span text:style-name="T88">An Overview Of Wine</text:span><text:span text:style-name="T89">. [online] Available at: https://www.streetdirectory.com/food_editorials/beverages/wine/an_overview_of_wine.html [Accessed 15 May 2023].</text:span></text:p>
      <text:p text:style-name="P90"/>
      <text:p text:style-name="P91">‌</text:p>
      <text:p text:style-name="P92"/>
      <text:p text:style-name="P93">‌</text:p>
      <text:p text:style-name="P94"/>
      <text:p text:style-name="P95">‌</text:p>
      <text:p text:style-name="P96"/>
      <text:p text:style-name="P97">‌</text:p>
      <text:p text:style-name="P98"/>
      <text:p text:style-name="P99"/>
      <text:p text:style-name="P100"/>
      <text:p text:style-name="Normal"/>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language="en" fo:country="ZA" style:language-asian="en" style:country-asian="Z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r. KN Shonhiwa</meta:initial-creator>
    <dc:creator>Mr. KN Shonhiwa</dc:creator>
    <meta:creation-date>2023-05-14T15:51:00Z</meta:creation-date>
    <dc:date>2023-05-15T20:13:00Z</dc:date>
    <meta:template xlink:href="Normal.dotm" xlink:type="simple"/>
    <meta:editing-cycles>3</meta:editing-cycles>
    <meta:editing-duration>PT21960S</meta:editing-duration>
    <meta:document-statistic meta:page-count="3" meta:paragraph-count="13" meta:word-count="1029" meta:character-count="6883" meta:row-count="48" meta:non-whitespace-character-count="5867"/>
  </office:meta>
</office:document-meta>
</file>